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officeooo:rsid="000fca65" officeooo:paragraph-rsid="000fca65" style:font-size-asian="13.1000003814697pt" style:font-size-complex="15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officeooo:rsid="000fca65" officeooo:paragraph-rsid="000fca65" style:font-size-asian="13.1000003814697pt" style:font-size-complex="15pt"/>
    </style:style>
    <style:style style:name="P3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font-size="15pt" officeooo:rsid="000fca65" officeooo:paragraph-rsid="00115218" style:font-size-asian="13.1000003814697pt" style:font-size-complex="15pt"/>
    </style:style>
    <style:style style:name="P4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/>
      <style:text-properties fo:font-size="15pt" officeooo:rsid="000fca65" officeooo:paragraph-rsid="00115218" style:font-size-asian="13.1000003814697pt" style:font-size-complex="15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fca65" officeooo:paragraph-rsid="000fca65" style:font-size-asian="13.1000003814697pt" style:font-weight-asian="bold" style:font-size-complex="1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fca65" officeooo:paragraph-rsid="000fca6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line-height="150%" fo:text-align="justify" style:justify-single-word="false" fo:background-color="transparent"/>
      <style:text-properties fo:font-size="15pt" style:text-underline-style="solid" style:text-underline-width="auto" style:text-underline-color="font-color" fo:font-weight="bold" officeooo:rsid="000fca65" officeooo:paragraph-rsid="000fca65" style:font-size-asian="13.1000003814697pt" style:font-weight-asian="bold" style:font-size-complex="15pt" style:font-weight-complex="bold"/>
    </style:style>
    <style:style style:name="P8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/>
      <style:text-properties fo:font-size="15pt" style:text-underline-style="solid" style:text-underline-width="auto" style:text-underline-color="font-color" fo:font-weight="bold" officeooo:rsid="000fca65" officeooo:paragraph-rsid="000fca65" style:font-size-asian="13.1000003814697pt" style:font-weight-asian="bold" style:font-size-complex="15pt" style:font-weight-complex="bold"/>
    </style:style>
    <style:style style:name="P9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fo:font-size="15pt" style:text-underline-style="solid" style:text-underline-width="auto" style:text-underline-color="font-color" fo:font-weight="bold" officeooo:rsid="000fca65" officeooo:paragraph-rsid="000fca65" style:font-size-asian="13.1000003814697pt" style:font-weight-asian="bold" style:font-size-complex="15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reak-before="page" fo:background-color="transparent"/>
      <style:text-properties fo:font-size="15pt" style:text-underline-style="none" fo:font-weight="bold" officeooo:rsid="00115218" officeooo:paragraph-rsid="00115218" style:font-size-asian="13.1000003814697pt" style:font-weight-asian="bold" style:font-size-complex="15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115218" officeooo:paragraph-rsid="00115218" style:font-size-asian="13.1000003814697pt" style:font-weight-asian="normal" style:font-size-complex="15pt" style:font-weight-complex="normal"/>
    </style:style>
    <style:style style:name="P12" style:family="paragraph" style:parent-style-name="Text_20_body">
      <style:text-properties officeooo:rsid="000fca65" officeooo:paragraph-rsid="000fca65"/>
    </style:style>
    <style:style style:name="P13" style:family="paragraph" style:parent-style-name="Title">
      <style:text-properties officeooo:rsid="000fca65" officeooo:paragraph-rsid="000fca6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152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it e GitHub</text:p>
      <text:p text:style-name="P12"/>
      <text:p text:style-name="P1">Git é um <text:span text:style-name="T1">sistema de controle de versão</text:span><text:span text:style-name="T3"> amplamente utilizado no mundo do desenvolvimento de software.</text:span></text:p>
      <text:p text:style-name="P2"/>
      <text:p text:style-name="P5">Skills esperadas</text:p>
      <text:list xml:id="list2964694084" text:style-name="L1">
        <text:list-item>
          <text:p text:style-name="P8"><text:span text:style-name="T4">Entender os principais concecitos de controle de versão e os ddiferentes tipos de sistemas de controle de versão disponíiveis;</text:span></text:p>
        </text:list-item>
        <text:list-item>
          <text:p text:style-name="P8"><text:span text:style-name="T4">Entender que o Git é uum </text:span><text:span text:style-name="T5">sistema de controle de versão distribuído (DVCS)</text:span><text:span text:style-name="T4">;</text:span></text:p>
        </text:list-item>
        <text:list-item>
          <text:p text:style-name="P8"><text:span text:style-name="T4">Instalar e configurar o Git no comptador;</text:span></text:p>
        </text:list-item>
        <text:list-item>
          <text:p text:style-name="P8"><text:span text:style-name="T4">Salvar projetos no repositório Git local;</text:span></text:p>
        </text:list-item>
        <text:list-item>
          <text:p text:style-name="P8"><text:span text:style-name="T4">Controlar as alterações e versões dos arquivos;</text:span></text:p>
        </text:list-item>
        <text:list-item>
          <text:p text:style-name="P8"><text:span text:style-name="T4">Enviar os projetos para o repositório remoto do GitHub.</text:span></text:p>
        </text:list-item>
      </text:list>
      <text:p text:style-name="P7"><text:span text:style-name="T4"/></text:p>
      <text:p text:style-name="P6">Pontos a abordar:</text:p>
      <text:list xml:id="list3276826394" text:style-name="L2">
        <text:list-item>
          <text:p text:style-name="P9"><text:span text:style-name="T4">O que é o Git?</text:span></text:p>
        </text:list-item>
        <text:list-item>
          <text:p text:style-name="P9"><text:span text:style-name="T4">Quuais as diferenças para os outros </text:span><text:span text:style-name="T5">vsc</text:span><text:span text:style-name="T4">?</text:span></text:p>
        </text:list-item>
        <text:list-item>
          <text:p text:style-name="P9"><text:span text:style-name="T4">Como configurar o Giit na máqquina?</text:span></text:p>
        </text:list-item>
        <text:list-item>
          <text:p text:style-name="P9"><text:span text:style-name="T4">Como iniciar um repositório local?</text:span></text:p>
        </text:list-item>
        <text:list-item>
          <text:p text:style-name="P9"><text:span text:style-name="T4">O qe é GitHub?</text:span></text:p>
        </text:list-item>
        <text:list-item>
          <text:p text:style-name="P9"><text:span text:style-name="T4">Como colocar o repositório local no GitHub?</text:span></text:p>
        </text:list-item>
        <text:list-item>
          <text:p text:style-name="P3"><text:span text:style-name="T4">O que são </text:span><text:span text:style-name="T2">branch</text:span><text:span text:style-name="T4">, </text:span><text:span text:style-name="T2">merge</text:span><text:span text:style-name="T4"> e </text:span><text:span text:style-name="T2">commit</text:span><text:span text:style-name="T4">?</text:span></text:p>
          <text:p text:style-name="P4"><text:span text:style-name="T6">O Git permite que m tiime trabalhhe de forma assíncrona e armmmoniosa, ganhando proddtividade e segrança.</text:span></text:p>
        </text:list-item>
      </text:list>
      <text:p text:style-name="P10">O que é controle de versão?</text:p>
      <text:p text:style-name="P11">De forma resumida, ele guarda um conjunto de alteações dos arquivos através dos commmits. O conjunto dos commiits guuarda um histórico cronológiico de todas as alterações feitas no arqiv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46:09.712637738</meta:creation-date>
    <meta:generator>LibreOffice/7.3.5.2$Linux_X86_64 LibreOffice_project/30$Build-2</meta:generator>
    <dc:date>2022-08-21T10:13:47.900848675</dc:date>
    <meta:editing-duration>PT4M29S</meta:editing-duration>
    <meta:editing-cycles>1</meta:editing-cycles>
    <meta:document-statistic meta:table-count="0" meta:image-count="0" meta:object-count="0" meta:page-count="2" meta:paragraph-count="20" meta:word-count="191" meta:character-count="1076" meta:non-whitespace-character-count="919"/>
  </office:meta>
</office:document-meta>
</file>